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5pt" style:font-size-asian="10.5pt" style:font-size-complex="10.5pt"/>
    </style:style>
    <style:style style:name="P2" style:family="paragraph" style:parent-style-name="Standard">
      <style:text-properties fo:font-size="10.5pt" fo:font-weight="bold" style:font-size-asian="10.5pt" style:font-weight-asian="bold" style:font-size-complex="10.5pt" style:font-weight-complex="bold"/>
    </style:style>
    <style:style style:name="P3" style:family="paragraph" style:parent-style-name="Text_20_body">
      <style:text-properties fo:font-size="10.5pt" style:font-size-asian="10.5pt" style:font-size-complex="10.5pt"/>
    </style:style>
    <style:style style:name="P4" style:family="paragraph" style:parent-style-name="Text_20_body">
      <style:paragraph-properties fo:line-height="100%"/>
    </style:style>
    <style:style style:name="T1" style:family="text">
      <style:text-properties style:text-position="super 58%" fo:font-size="10.5pt" style:font-size-asian="10.5pt" style:font-size-complex="10.5pt"/>
    </style:style>
    <style:style style:name="T2" style:family="text">
      <style:text-properties style:text-position="super 58%" fo:font-size="10.5pt" fo:font-weight="bold" style:font-size-asian="10.5pt" style:font-weight-asian="bold" style:font-size-complex="10.5pt" style:font-weight-complex="bold"/>
    </style:style>
    <style:style style:name="T3" style:family="text">
      <style:text-properties style:text-position="0% 100%" fo:font-size="10.5pt" style:font-size-asian="10.5pt" style:font-size-complex="10.5pt"/>
    </style:style>
    <style:style style:name="T4" style:family="text">
      <style:text-properties style:text-position="0% 100%" fo:font-size="10.5pt" fo:font-weight="bold" style:font-size-asian="10.5pt" style:font-weight-asian="bold" style:font-size-complex="10.5pt" style:font-weight-complex="bold"/>
    </style:style>
    <style:style style:name="T5" style:family="text">
      <style:text-properties fo:font-size="10.5pt" style:font-size-asian="10.5pt" style:font-size-complex="10.5pt"/>
    </style:style>
    <style:style style:name="T6" style:family="text">
      <style:text-properties fo:font-size="10.5pt" fo:font-weight="bold" style:font-size-asian="10.5pt" style:font-weight-asian="bold" style:font-size-complex="10.5pt" style:font-weight-complex="bold"/>
    </style:style>
    <style:style style:name="T7"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I-Optimized &amp; Human-Inscrutable Code: New Paradigms, Opportunities, and Threat Mitigation</text:p>
      <text:p text:style-name="P1"/>
      <text:p text:style-name="P1">By David Pierce</text:p>
      <text:p text:style-name="P1"/>
      <text:p text:style-name="Standard"><text:span text:style-name="T5">The rise of </text:span><text:span text:style-name="T6">AI-optimized code</text:span><text:span text:style-name="T5"> has ushered in a new era of efficiency, but it also brings with it significant risks. This code, often inscrutable to human understanding, can introduce vulnerabilities that are difficult to detect and mitigate. These vulnerabilities can be exploited and spread through ubiquitous repositories like PyPi, as evidenced by the active </text:span><text:span text:style-name="T6">exploitation of a vulnerability</text:span><text:a xlink:type="simple" xlink:href="https://github.com/GoogleCloudPlatform/spark-on-k8s-operator/issues/1634" text:style-name="Internet_20_link" text:visited-style-name="Visited_20_Internet_20_Link"><text:span text:style-name="T2">1</text:span></text:a><text:span text:style-name="T5"> in </text:span><text:span text:style-name="T6">PySpark on Kubernetes</text:span><text:a xlink:type="simple" xlink:href="https://github.com/GoogleCloudPlatform/spark-on-k8s-operator/blob/master/docs/quick-start-guide.md" text:style-name="Internet_20_link" text:visited-style-name="Visited_20_Internet_20_Link"><text:span text:style-name="T2">2</text:span></text:a><text:span text:style-name="T5"> and the reported security issues in nearly half of the Python packages in PyPi.</text:span><text:a xlink:type="simple" xlink:href="https://github.com/GoogleCloudPlatform/spark-on-k8s-operator/issues/1634" text:style-name="Internet_20_link" text:visited-style-name="Visited_20_Internet_20_Link"><text:span text:style-name="T1">3</text:span></text:a></text:p>
      <text:p text:style-name="P1"/>
      <text:p text:style-name="Text_20_body"><text:span text:style-name="T5">Despite these risks, </text:span><text:span text:style-name="T6">banning AI-generated libraries, packages, or optimizations is not a viable solution</text:span><text:span text:style-name="T5">. The efficiency gains they provide are substantial and cannot be ignored.</text:span><text:a xlink:type="simple" xlink:href="https://www.deepmind.com/blog/alphadev-discovers-faster-sorting-algorithms" text:style-name="Internet_20_link" text:visited-style-name="Visited_20_Internet_20_Link"><text:span text:style-name="T1">4</text:span></text:a><text:span text:style-name="T5"> For instance, AI has been used to discover faster sorting algorithms that have been incorporated into the standard C++ sort library, demonstrating the potential of AI-optimized code.</text:span><text:a xlink:type="simple" xlink:href="https://www.nature.com/articles/s41586-023-06004-9" text:style-name="Internet_20_link" text:visited-style-name="Visited_20_Internet_20_Link"><text:span text:style-name="T1">5</text:span></text:a><text:span text:style-name="T1"> </text:span><text:span text:style-name="T3">(e.g. </text:span><text:span text:style-name="T4">upwards of 70% faster on small arrays</text:span><text:span text:style-name="T3">)</text:span></text:p>
      <text:p text:style-name="Text_20_body"><text:span text:style-name="T5">However, the proliferation of vulnerabilities in widely used repositories underscores the need for better tooling and active collaboration with market vendors. Emerging technologies, such as Google's Chronicle Security Suite</text:span><text:a xlink:type="simple" xlink:href="https://chronicle.security/suite/siem/" text:style-name="Internet_20_link" text:visited-style-name="Visited_20_Internet_20_Link"><text:span text:style-name="T1">6</text:span></text:a><text:span text:style-name="T5">, are actively being evolved to inspect not only for version-specific vulnerabilities (which repackaging could fix) but also specific function utilization (allowing for deployment wherein version compatability issues arise). As such, it has become clear that we need to </text:span><text:span text:style-name="T6">actively partner with industry vendors</text:span><text:span text:style-name="T5"> to define requirements for new and emerging threat vectors and mitigation strategies.</text:span></text:p>
      <text:p text:style-name="P3"><text:line-break/>Additionally, existing internal processes should be refined such that vulnerabilities are tagged with proper metadata (e.g. version, compatability, etc) thereby <text:span text:style-name="T7">creating an incentive to appropriately repackage</text:span>; thus removing vulnerabilities actively in production at myriad large enterprises. Gap analysis of current capabilities would also ensure that the end-to-end process is secure; else vulnerabilities are often identified only after they've already been built into images and have been deployed to production; whereas active image scanning and metadata would've mitigated risk</text:p>
      <text:p text:style-name="P4"><text:span text:style-name="T5">In conclusion, while AI-optimized code presents new challenges and risks, it also offers significant efficiency gains. Balancing these benefits with the associated risks requires ongoing research, robust security practices, and active collaboration with market vendors to develop better tooling. This will ensure that we can leverage the benefits of AI-optimized code while minimizing the associated risks. <text:line-break/><text:line-break/><text:line-break/><text:line-break/>Sources:<text:line-break/>1) </text:span><text:a xlink:type="simple" xlink:href="https://github.com/GoogleCloudPlatform/spark-on-k8s-operator/issues/1634" text:style-name="Internet_20_link" text:visited-style-name="Visited_20_Internet_20_Link"><text:span text:style-name="T5">Actively Exploited Vulnerability</text:span></text:a></text:p>
      <text:p text:style-name="P4"><text:span text:style-name="T5">2) </text:span><text:a xlink:type="simple" xlink:href="https://github.com/GoogleCloudPlatform/spark-on-k8s-operator/blob/master/docs/quick-start-guide.md" text:style-name="Internet_20_link" text:visited-style-name="Visited_20_Internet_20_Link"><text:span text:style-name="T5">Spark on K8s Operator</text:span></text:a></text:p>
      <text:p text:style-name="P4"><text:span text:style-name="T5">3) </text:span><text:a xlink:type="simple" xlink:href="https://www.theregister.com/2021/07/28/python_pypi_security/" text:style-name="Internet_20_link" text:visited-style-name="Visited_20_Internet_20_Link"><text:span text:style-name="T5">Vulnerability of Ubiquitous Repositories</text:span></text:a></text:p>
      <text:p text:style-name="P4"><text:span text:style-name="T5">4) </text:span><text:a xlink:type="simple" xlink:href="https://www.deepmind.com/blog/alphadev-discovers-faster-sorting-algorithms" text:style-name="Internet_20_link" text:visited-style-name="Visited_20_Internet_20_Link"><text:span text:style-name="T5">70% Faster Sorting Algorithms</text:span></text:a></text:p>
      <text:p text:style-name="P4"><text:span text:style-name="T5">5) </text:span><text:a xlink:type="simple" xlink:href="https://www.nature.com/articles/s41586-023-06004-9" text:style-name="Internet_20_link" text:visited-style-name="Visited_20_Internet_20_Link"><text:span text:style-name="T5">Published Article &amp; Incorporation to Core Libraries</text:span></text:a></text:p>
      <text:p text:style-name="P4"><text:span text:style-name="T5">6) </text:span><text:a xlink:type="simple" xlink:href="https://chronicle.security/suite/siem/" text:style-name="Internet_20_link" text:visited-style-name="Visited_20_Internet_20_Link"><text:span text:style-name="T5">Example Vendor Software Suite &amp; Partnership Opportunities</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Pierce</meta:initial-creator>
    <meta:creation-date>2023-07-26T16:31:39.53</meta:creation-date>
    <dc:date>2023-08-07T14:42:47.24</dc:date>
    <dc:creator>David Pierce</dc:creator>
    <meta:editing-duration>PT26M49S</meta:editing-duration>
    <meta:editing-cycles>5</meta:editing-cycles>
    <meta:generator>OpenOffice/4.1.14$Win32 OpenOffice.org_project/4114m1$Build-9811</meta:generator>
    <meta:document-statistic meta:table-count="0" meta:image-count="0" meta:object-count="0" meta:page-count="1" meta:paragraph-count="12" meta:word-count="404" meta:character-count="2885"/>
  </office:meta>
</office:document-meta>
</file>